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Time: 7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3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2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7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3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71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77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3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1.2901" calcext:value-type="float">
            <text:p>91.2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89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5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03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10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499" calcext:value-type="float">
            <text:p>97.8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2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28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8.8368" calcext:value-type="float">
            <text:p>98.8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34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61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054" calcext:value-type="float">
            <text:p>88.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7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: 176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2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6285" calcext:value-type="float">
            <text:p>93.6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9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6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52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61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7.7435" calcext:value-type="float">
            <text:p>77.7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7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3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2.3181" calcext:value-type="float">
            <text:p>72.3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79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2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99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: 309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5.0107" calcext:value-type="float">
            <text:p>75.0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6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5.8729" calcext:value-type="float">
            <text:p>85.87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3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769231" calcext:value-type="float">
            <text:p>0.76923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8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8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3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9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0.9386" calcext:value-type="float">
            <text:p>70.9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6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4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1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5229" calcext:value-type="float">
            <text:p>97.5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67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2869" calcext:value-type="float">
            <text:p>97.2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3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7.604" calcext:value-type="float">
            <text:p>97.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9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7.9774" calcext:value-type="float">
            <text:p>67.97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5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8.2876" calcext:value-type="float">
            <text:p>88.2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2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7172" calcext:value-type="float">
            <text:p>95.7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8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4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2691" calcext:value-type="float">
            <text:p>91.26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0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7.3851" calcext:value-type="float">
            <text:p>87.3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36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9784" calcext:value-type="float">
            <text:p>90.9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5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2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 Tot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55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1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71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80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6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3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00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08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16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084" calcext:value-type="float">
            <text:p>89.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7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34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0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49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72.4154" calcext:value-type="float">
            <text:p>72.4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55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1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2.3419" calcext:value-type="float">
            <text:p>92.34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67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8077" calcext:value-type="float">
            <text:p>90.8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3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4.7978" calcext:value-type="float">
            <text:p>84.7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9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86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1.6465" calcext:value-type="float">
            <text:p>81.6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97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5.0133" calcext:value-type="float">
            <text:p>75.0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8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5.3649" calcext:value-type="float">
            <text:p>75.36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4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1596" calcext:value-type="float">
            <text:p>85.15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20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934" calcext:value-type="float">
            <text:p>97.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26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3.0701" calcext:value-type="float">
            <text:p>73.0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7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4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3.4416" calcext:value-type="float">
            <text:p>83.44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1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7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9073" calcext:value-type="float">
            <text:p>95.9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3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5.6531" calcext:value-type="float">
            <text:p>95.6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90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96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%Memory</text:p>
          </table:table-cell>
          <table:table-cell office:value-type="float" office:value="0.814815" calcext:value-type="float">
            <text:p>0.81481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7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3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3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9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5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1626" calcext:value-type="float">
            <text:p>92.16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73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9449" calcext:value-type="float">
            <text:p>86.9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5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3.8229" calcext:value-type="float">
            <text:p>83.8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01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0.6765" calcext:value-type="float">
            <text:p>90.6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07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19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5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31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4.7668" calcext:value-type="float">
            <text:p>74.7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44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6.2317" calcext:value-type="float">
            <text:p>76.2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1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0.1891" calcext:value-type="float">
            <text:p>90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57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4802" calcext:value-type="float">
            <text:p>89.4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6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73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4875" calcext:value-type="float">
            <text:p>99.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3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9721" calcext:value-type="float">
            <text:p>97.97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6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9.7891" calcext:value-type="float">
            <text:p>89.7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8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4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2165" calcext:value-type="float">
            <text:p>95.2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21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0.6991" calcext:value-type="float">
            <text:p>80.6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4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51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7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4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5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8289" calcext:value-type="float">
            <text:p>99.8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1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87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2.28" calcext:value-type="float">
            <text:p>82.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4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7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1.3283" calcext:value-type="float">
            <text:p>71.3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3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5.8725" calcext:value-type="float">
            <text:p>95.8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9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4469" calcext:value-type="float">
            <text:p>94.4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8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4.9881" calcext:value-type="float">
            <text:p>94.9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6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2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98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3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41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5.94" calcext:value-type="float">
            <text:p>85.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53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76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83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7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03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0.8656" calcext:value-type="float">
            <text:p>70.865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me: 109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2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74.2732" calcext:value-type="float">
            <text:p>74.27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3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05" calcext:value-type="float">
            <text:p>99.0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39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45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4.2812" calcext:value-type="float">
            <text:p>94.2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8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64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0526" calcext:value-type="float">
            <text:p>92.0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3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39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9653" calcext:value-type="float">
            <text:p>82.96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48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8.2239" calcext:value-type="float">
            <text:p>78.2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5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0137" calcext:value-type="float">
            <text:p>98.0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2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: 268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7.3665" calcext:value-type="float">
            <text:p>87.3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5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3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7.9567" calcext:value-type="float">
            <text:p>97.9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1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0.3427" calcext:value-type="float">
            <text:p>90.3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7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6898" calcext:value-type="float">
            <text:p>87.6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3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8764" calcext:value-type="float">
            <text:p>98.8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9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9.0006" calcext:value-type="float">
            <text:p>79.0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3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4.3342" calcext:value-type="float">
            <text:p>94.3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9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56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0083" calcext:value-type="float">
            <text:p>97.00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793103" calcext:value-type="float">
            <text:p>0.793103</text:p>
          </table:table-cell>
          <table:table-cell office:value-type="string" calcext:value-type="string">
            <text:p><text:s/>%Failure</text:p>
          </table:table-cell>
          <table:table-cell office:value-type="float" office:value="0.0416667" calcext:value-type="float">
            <text:p>0.041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9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6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2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8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5.6367" calcext:value-type="float">
            <text:p>75.6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2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58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74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335" calcext:value-type="float">
            <text:p>98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0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6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8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1021" office:value-type="string" calcext:value-type="string">
            <text:p><text:s/>FAILURE 5</text:p>
          </table:table-cell>
        </table:table-row>
        <table:table-row table:style-name="ro1">
          <table:table-cell office:value-type="string" calcext:value-type="string">
            <text:p>Time: 110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19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5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3.5315" calcext:value-type="float">
            <text:p>73.5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31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38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45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7.8449" calcext:value-type="float">
            <text:p>77.8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9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2778" calcext:value-type="float">
            <text:p>84.2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5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7.7133" calcext:value-type="float">
            <text:p>87.7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1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487" calcext:value-type="float">
            <text:p>94.4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8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2.1479" calcext:value-type="float">
            <text:p>92.14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4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7.7637" calcext:value-type="float">
            <text:p>77.7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0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8357" calcext:value-type="float">
            <text:p>92.83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7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6.9698" calcext:value-type="float">
            <text:p>96.9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7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40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6.9698" calcext:value-type="float">
            <text:p>96.9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6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3.9149" calcext:value-type="float">
            <text:p>93.9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3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3.3657" calcext:value-type="float">
            <text:p>83.36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1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3.9743" calcext:value-type="float">
            <text:p>93.97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9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8.5875" calcext:value-type="float">
            <text:p>88.5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5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8921" calcext:value-type="float">
            <text:p>95.8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1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0.0371" calcext:value-type="float">
            <text:p>90.0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7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7235" calcext:value-type="float">
            <text:p>94.7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7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8.6793" calcext:value-type="float">
            <text:p>98.67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3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4.0747" calcext:value-type="float">
            <text:p>84.0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5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5.7252" calcext:value-type="float">
            <text:p>95.7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1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1535" calcext:value-type="float">
            <text:p>93.1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7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1491" calcext:value-type="float">
            <text:p>89.14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4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3905" calcext:value-type="float">
            <text:p>84.3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-1922" calcext:value-type="float">
            <text:p>-1922</text:p>
          </table:table-cell>
          <table:table-cell office:value-type="string" calcext:value-type="string">
            <text:p><text:s/>Elligible DiagTot</text:p>
          </table:table-cell>
          <table:table-cell office:value-type="float" office:value="-1926" calcext:value-type="float">
            <text:p>-1926</text:p>
          </table:table-cell>
          <table:table-cell office:value-type="string" calcext:value-type="string">
            <text:p><text:s/>FailTo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885714" calcext:value-type="float">
            <text:p>0.885714</text:p>
          </table:table-cell>
          <table:table-cell office:value-type="string" calcext:value-type="string">
            <text:p><text:s/>%Failure</text:p>
          </table:table-cell>
          <table:table-cell office:value-type="float" office:value="0.984192" calcext:value-type="float">
            <text:p>0.9841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12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9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7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3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8.0791" calcext:value-type="float">
            <text:p>78.07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9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4656" calcext:value-type="float">
            <text:p>90.4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45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6.3854" calcext:value-type="float">
            <text:p>86.38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51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8.1439" calcext:value-type="float">
            <text:p>88.1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59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9.9932" calcext:value-type="float">
            <text:p>69.9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65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7.2294" calcext:value-type="float">
            <text:p>87.2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73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85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2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1778" calcext:value-type="float">
            <text:p>98.1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8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05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667" calcext:value-type="float">
            <text:p>97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14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0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6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33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2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48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4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8.3464" calcext:value-type="float">
            <text:p>88.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5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0561" calcext:value-type="float">
            <text:p>68.05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1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7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2.1577" calcext:value-type="float">
            <text:p>92.1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: 190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6.9611" calcext:value-type="float">
            <text:p>76.9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6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09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401" calcext:value-type="float">
            <text:p>99.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21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9556" calcext:value-type="float">
            <text:p>89.95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8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75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2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2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00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17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8.4624" calcext:value-type="float">
            <text:p>98.4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6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7.6211" calcext:value-type="float">
            <text:p>97.6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5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1.0914" calcext:value-type="float">
            <text:p>91.0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8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5218" calcext:value-type="float">
            <text:p>92.5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48485" calcext:value-type="float">
            <text:p>0.8484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7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8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6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6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2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0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57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4065" calcext:value-type="float">
            <text:p>70.4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3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2.3181" calcext:value-type="float">
            <text:p>72.3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0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1.0466" calcext:value-type="float">
            <text:p>71.0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6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5.0557" calcext:value-type="float">
            <text:p>75.0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2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3.5303" calcext:value-type="float">
            <text:p>83.5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3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99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3156" calcext:value-type="float">
            <text:p>99.3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1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4.3786" calcext:value-type="float">
            <text:p>74.3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7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8207" calcext:value-type="float">
            <text:p>87.8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5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2908" calcext:value-type="float">
            <text:p>87.2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41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2.5346" calcext:value-type="float">
            <text:p>82.53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2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1.6503" calcext:value-type="float">
            <text:p>91.6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9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67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3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0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7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1.2046" calcext:value-type="float">
            <text:p>91.2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5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27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0.6249" calcext:value-type="float">
            <text:p>90.6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8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3156" calcext:value-type="float">
            <text:p>99.3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5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2908" calcext:value-type="float">
            <text:p>87.2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1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4.0689" calcext:value-type="float">
            <text:p>84.0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7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4.6044" calcext:value-type="float">
            <text:p>94.6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3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3384" calcext:value-type="float">
            <text:p>92.33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2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1.0042" calcext:value-type="float">
            <text:p>81.0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9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87.3704" calcext:value-type="float">
            <text:p>87.3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5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5.044" calcext:value-type="float">
            <text:p>85.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96552" calcext:value-type="float">
            <text:p>0.8965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6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2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3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1.5847" calcext:value-type="float">
            <text:p>91.5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7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47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5161" calcext:value-type="float">
            <text:p>95.5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62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7.4022" calcext:value-type="float">
            <text:p>97.4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74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83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6.8097" calcext:value-type="float">
            <text:p>76.8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3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5.9166" calcext:value-type="float">
            <text:p>95.9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9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05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4263" calcext:value-type="float">
            <text:p>98.4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11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7726" calcext:value-type="float">
            <text:p>95.7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18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25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0.0162" calcext:value-type="float">
            <text:p>90.0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33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1.5244" calcext:value-type="float">
            <text:p>91.5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1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58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0426" calcext:value-type="float">
            <text:p>97.04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1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3.9419" calcext:value-type="float">
            <text:p>83.94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7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7.1125" calcext:value-type="float">
            <text:p>97.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6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2.4357" calcext:value-type="float">
            <text:p>72.4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5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7.9767" calcext:value-type="float">
            <text:p>97.97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1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6.8632" calcext:value-type="float">
            <text:p>96.8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7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9399" calcext:value-type="float">
            <text:p>95.93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3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0635" calcext:value-type="float">
            <text:p>96.06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4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60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6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6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6.9535" calcext:value-type="float">
            <text:p>66.9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2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2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69.6177" calcext:value-type="float">
            <text:p>69.6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9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%Memory</text:p>
          </table:table-cell>
          <table:table-cell office:value-type="float" office:value="0.916667" calcext:value-type="float">
            <text:p>0.916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me: 6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4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0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9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55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4605" calcext:value-type="float">
            <text:p>88.4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61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70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6515" calcext:value-type="float">
            <text:p>91.65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76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2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76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82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8747" calcext:value-type="float">
            <text:p>90.87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9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0824" calcext:value-type="float">
            <text:p>88.08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5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01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07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6.3457" calcext:value-type="float">
            <text:p>66.3457</text:p>
          </table:table-cell>
          <table:table-cell office:value-type="string" calcext:value-type="string">
            <text:p><text:s/>FAILURE 5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: 213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7405" calcext:value-type="float">
            <text:p>86.7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42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50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4.9177" calcext:value-type="float">
            <text:p>74.9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8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4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4299" calcext:value-type="float">
            <text:p>77.4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3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0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8.2682" calcext:value-type="float">
            <text:p>68.26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8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95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3.0754" calcext:value-type="float">
            <text:p>83.07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1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9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83.9987" calcext:value-type="float">
            <text:p>83.9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16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6.1258" calcext:value-type="float">
            <text:p>66.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2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9598" calcext:value-type="float">
            <text:p>97.9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8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6262" calcext:value-type="float">
            <text:p>99.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4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85.0413" calcext:value-type="float">
            <text:p>85.0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40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7.531" calcext:value-type="float">
            <text:p>87.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47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6262" calcext:value-type="float">
            <text:p>99.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3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3977" calcext:value-type="float">
            <text:p>84.3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9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9226" calcext:value-type="float">
            <text:p>84.9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862069" calcext:value-type="float">
            <text:p>0.862069</text:p>
          </table:table-cell>
          <table:table-cell office:value-type="string" calcext:value-type="string">
            <text:p><text:s/>%Failure</text:p>
          </table:table-cell>
          <table:table-cell office:value-type="float" office:value="0.0384615" calcext:value-type="float">
            <text:p>0.0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15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1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7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6.8697" calcext:value-type="float">
            <text:p>76.86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6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62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9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3.0244" calcext:value-type="float">
            <text:p>73.0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75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3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7.8162" calcext:value-type="float">
            <text:p>67.8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3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07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13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1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0.4534" calcext:value-type="float">
            <text:p>70.4534</text:p>
          </table:table-cell>
          <table:table-cell office:value-type="string" calcext:value-type="string">
            <text:p><text:s/>FAILURE 3</text:p>
          </table:table-cell>
          <table:table-cell table:number-columns-repeated="2" office:value-type="float" office:value="70.4534" calcext:value-type="float">
            <text:p>70.4534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ELLIGI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me: 129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35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2131" calcext:value-type="float">
            <text:p>82.2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44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0.1646" calcext:value-type="float">
            <text:p>80.1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0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6.8113" calcext:value-type="float">
            <text:p>96.8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: 158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76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7055" calcext:value-type="float">
            <text:p>94.7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2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8639" calcext:value-type="float">
            <text:p>90.8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2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3939" calcext:value-type="float">
            <text:p>89.3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9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1.7645" calcext:value-type="float">
            <text:p>81.76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9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47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55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1208" calcext:value-type="float">
            <text:p>99.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9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5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82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8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96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0022" calcext:value-type="float">
            <text:p>99.0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09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6452" calcext:value-type="float">
            <text:p>95.6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5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2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28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4.1636" calcext:value-type="float">
            <text:p>84.16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3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.0740741" calcext:value-type="float">
            <text:p>0.07407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79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89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95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07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14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21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7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5455" calcext:value-type="float">
            <text:p>91.54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34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40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7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53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9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3039" calcext:value-type="float">
            <text:p>90.3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5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6747" calcext:value-type="float">
            <text:p>96.67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4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3068" calcext:value-type="float">
            <text:p>94.30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0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2.9972" calcext:value-type="float">
            <text:p>72.99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6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95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6437" calcext:value-type="float">
            <text:p>96.6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1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9385" calcext:value-type="float">
            <text:p>92.93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9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8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6.05" calcext:value-type="float">
            <text:p>76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24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8.3121" calcext:value-type="float">
            <text:p>78.3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1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37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46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0.9981" calcext:value-type="float">
            <text:p>80.9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2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58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3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9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2.2936" calcext:value-type="float">
            <text:p>92.2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1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0.2002" calcext:value-type="float">
            <text:p>90.2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: 297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1.8476" calcext:value-type="float">
            <text:p>91.8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04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2509" calcext:value-type="float">
            <text:p>99.2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0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8617" calcext:value-type="float">
            <text:p>96.86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6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6.186" calcext:value-type="float">
            <text:p>96.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2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28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7.6387" calcext:value-type="float">
            <text:p>97.6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6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2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2424" calcext:value-type="float">
            <text:p>95.2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90625" calcext:value-type="float">
            <text:p>0.9062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14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3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9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5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7506" calcext:value-type="float">
            <text:p>93.7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74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8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66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75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2.8064" calcext:value-type="float">
            <text:p>82.8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3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3417" calcext:value-type="float">
            <text:p>96.34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9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97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3.3426" calcext:value-type="float">
            <text:p>83.3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3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1189" calcext:value-type="float">
            <text:p>99.1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9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1.2507" calcext:value-type="float">
            <text:p>71.2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5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22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667" calcext:value-type="float">
            <text:p>82.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29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5724" calcext:value-type="float">
            <text:p>93.5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7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3158" calcext:value-type="float">
            <text:p>99.3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44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7827" calcext:value-type="float">
            <text:p>84.78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0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759" calcext:value-type="float">
            <text:p>83.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6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4605" calcext:value-type="float">
            <text:p>89.4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2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3.6943" calcext:value-type="float">
            <text:p>73.69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0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4.3078" calcext:value-type="float">
            <text:p>94.3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6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4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0.3571" calcext:value-type="float">
            <text:p>70.3571</text:p>
          </table:table-cell>
          <table:table-cell office:value-type="string" calcext:value-type="string">
            <text:p><text:s/>FAILURE 1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: 303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09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15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35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2.0103" calcext:value-type="float">
            <text:p>82.0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1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86.8564" calcext:value-type="float">
            <text:p>86.8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49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5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8.9998" calcext:value-type="float">
            <text:p>78.9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.0454545" calcext:value-type="float">
            <text:p>0.04545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133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0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6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7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64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72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69.5759" calcext:value-type="float">
            <text:p>69.5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78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9162" calcext:value-type="float">
            <text:p>97.9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4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93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7.6469" calcext:value-type="float">
            <text:p>87.6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99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05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0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40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7.1917" calcext:value-type="float">
            <text:p>97.1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8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66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74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22" calcext:value-type="float">
            <text:p>99.0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3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3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: 289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 Tot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%Memory</text:p>
          </table:table-cell>
          <table:table-cell office:value-type="float" office:value="0.642857" calcext:value-type="float">
            <text:p>0.642857</text:p>
          </table:table-cell>
          <table:table-cell office:value-type="string" calcext:value-type="string">
            <text:p><text:s/>%Failure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6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2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8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7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3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9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69.8723" calcext:value-type="float">
            <text:p>69.8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45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7.1607" calcext:value-type="float">
            <text:p>87.16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52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59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7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7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6.0426" calcext:value-type="float">
            <text:p>76.04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5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1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05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11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6032" calcext:value-type="float">
            <text:p>82.6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0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36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05" calcext:value-type="float">
            <text:p>99.0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43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5234" calcext:value-type="float">
            <text:p>83.5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3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61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3688" calcext:value-type="float">
            <text:p>97.3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7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9825" calcext:value-type="float">
            <text:p>90.98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3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117" calcext:value-type="float">
            <text:p>85.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9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5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5611" calcext:value-type="float">
            <text:p>90.5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1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8.9204" calcext:value-type="float">
            <text:p>78.9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8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2852" calcext:value-type="float">
            <text:p>83.28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8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24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6707" calcext:value-type="float">
            <text:p>96.6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49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55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1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72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8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87.8211" calcext:value-type="float">
            <text:p>87.8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84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90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99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0749" calcext:value-type="float">
            <text:p>68.0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2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68.313" calcext:value-type="float">
            <text:p>68.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1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DECENTRALISED</text:p>
          </table:table-cell>
          <table:table-cell office:value-type="float" office:value="73.6466" calcext:value-type="float">
            <text:p>73.6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57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9.9737" calcext:value-type="float">
            <text:p>89.9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52941" calcext:value-type="float">
            <text:p>0.85294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147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0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1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9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0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6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7.9685" calcext:value-type="float">
            <text:p>77.9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67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79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85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7239" calcext:value-type="float">
            <text:p>91.7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2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9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07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68" calcext:value-type="float">
            <text:p>96.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13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2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3182" calcext:value-type="float">
            <text:p>93.3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0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7.1973" calcext:value-type="float">
            <text:p>87.1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66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1.4709" calcext:value-type="float">
            <text:p>81.4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2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9.6303" calcext:value-type="float">
            <text:p>79.6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8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4919" calcext:value-type="float">
            <text:p>85.4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4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501" calcext:value-type="float">
            <text:p>98.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3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6266" calcext:value-type="float">
            <text:p>99.6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9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1477" calcext:value-type="float">
            <text:p>99.1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: 205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3882" calcext:value-type="float">
            <text:p>83.3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1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6777" calcext:value-type="float">
            <text:p>92.6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1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9.9475" calcext:value-type="float">
            <text:p>89.9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7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1477" calcext:value-type="float">
            <text:p>99.1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: 244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7265" calcext:value-type="float">
            <text:p>70.7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4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67.1628" calcext:value-type="float">
            <text:p>67.1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: 273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80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6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92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0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1477" calcext:value-type="float">
            <text:p>99.1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6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9994" calcext:value-type="float">
            <text:p>92.99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4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5228" calcext:value-type="float">
            <text:p>87.5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1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8.6361" calcext:value-type="float">
            <text:p>98.6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5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870968" calcext:value-type="float">
            <text:p>0.87096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19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5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1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39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9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55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63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69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4.2761" calcext:value-type="float">
            <text:p>84.27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6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82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3954" calcext:value-type="float">
            <text:p>88.3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8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5294" calcext:value-type="float">
            <text:p>91.5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4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4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2639" calcext:value-type="float">
            <text:p>85.2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0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6.6433" calcext:value-type="float">
            <text:p>96.6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7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24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0.1801" calcext:value-type="float">
            <text:p>90.18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0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1842" calcext:value-type="float">
            <text:p>88.1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38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9315" calcext:value-type="float">
            <text:p>82.9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45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7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5.119" calcext:value-type="float">
            <text:p>95.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3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6.0287" calcext:value-type="float">
            <text:p>86.0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9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77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6175" calcext:value-type="float">
            <text:p>93.6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6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149" calcext:value-type="float">
            <text:p>77.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2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1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7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7906" calcext:value-type="float">
            <text:p>92.7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1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7.3494" calcext:value-type="float">
            <text:p>77.34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7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9.3177" calcext:value-type="float">
            <text:p>89.3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1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%Memory</text:p>
          </table:table-cell>
          <table:table-cell office:value-type="float" office:value="0.730769" calcext:value-type="float">
            <text:p>0.73076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97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04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18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28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34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7.1212" calcext:value-type="float">
            <text:p>77.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43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2.1524" calcext:value-type="float">
            <text:p>72.1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49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6666" calcext:value-type="float">
            <text:p>98.66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6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63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9648" calcext:value-type="float">
            <text:p>92.9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5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81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0107" calcext:value-type="float">
            <text:p>93.0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0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6.9888" calcext:value-type="float">
            <text:p>66.9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0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08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14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7.61" calcext:value-type="float">
            <text:p>77.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9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1.9467" calcext:value-type="float">
            <text:p>91.9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5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05" calcext:value-type="float">
            <text:p>99.0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1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5.2687" calcext:value-type="float">
            <text:p>85.2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7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8.9035" calcext:value-type="float">
            <text:p>78.9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3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1671" calcext:value-type="float">
            <text:p>95.1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2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9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8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5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53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59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761905" calcext:value-type="float">
            <text:p>0.76190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6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3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42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50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56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2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9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6.1689" calcext:value-type="float">
            <text:p>76.1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75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5377" calcext:value-type="float">
            <text:p>92.53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1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27" calcext:value-type="float">
            <text:p>82.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7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95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3.412" calcext:value-type="float">
            <text:p>93.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01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2988" calcext:value-type="float">
            <text:p>98.2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12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2.9648" calcext:value-type="float">
            <text:p>92.9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4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31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41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54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87.8934" calcext:value-type="float">
            <text:p>87.8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60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66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0531" calcext:value-type="float">
            <text:p>93.0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72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7378" calcext:value-type="float">
            <text:p>85.7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2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8.4681" calcext:value-type="float">
            <text:p>98.4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9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10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17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3156" calcext:value-type="float">
            <text:p>99.3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23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70.7107" calcext:value-type="float">
            <text:p>70.7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39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47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53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59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74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0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4.0722" calcext:value-type="float">
            <text:p>94.0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7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6.4024" calcext:value-type="float">
            <text:p>66.4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93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9087" calcext:value-type="float">
            <text:p>93.9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1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4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94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02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10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18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24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0.6458" calcext:value-type="float">
            <text:p>70.6458</text:p>
          </table:table-cell>
          <table:table-cell office:value-type="string" calcext:value-type="string">
            <text:p><text:s/>FAILURE 1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: 130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37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5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2919" calcext:value-type="float">
            <text:p>98.2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0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1.7888" calcext:value-type="float">
            <text:p>91.7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66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3419" calcext:value-type="float">
            <text:p>97.34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2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82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8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8.6672" calcext:value-type="float">
            <text:p>98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302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7.7679" calcext:value-type="float">
            <text:p>87.76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2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18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7.806" calcext:value-type="float">
            <text:p>97.8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4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4.5324" calcext:value-type="float">
            <text:p>94.5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0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7016" calcext:value-type="float">
            <text:p>98.7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7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43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8.835" calcext:value-type="float">
            <text:p>78.8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49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7016" calcext:value-type="float">
            <text:p>98.7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56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7213" calcext:value-type="float">
            <text:p>89.7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 Tot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%Memory</text:p>
          </table:table-cell>
          <table:table-cell office:value-type="float" office:value="0.705882" calcext:value-type="float">
            <text:p>0.705882</text:p>
          </table:table-cell>
          <table:table-cell office:value-type="string" calcext:value-type="string">
            <text:p><text:s/>%Failure</text:p>
          </table:table-cell>
          <table:table-cell office:value-type="float" office:value="0.0769231" calcext:value-type="float">
            <text:p>0.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me: 8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5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1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7.8739" calcext:value-type="float">
            <text:p>77.87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3178" calcext:value-type="float">
            <text:p>99.3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3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9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1424" calcext:value-type="float">
            <text:p>98.1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53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59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66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9461" calcext:value-type="float">
            <text:p>91.9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77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67.2184" calcext:value-type="float">
            <text:p>67.2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3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89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9646" calcext:value-type="float">
            <text:p>82.9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96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02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13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19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25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32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140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48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154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1112" calcext:value-type="float">
            <text:p>94.1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1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3.5736" calcext:value-type="float">
            <text:p>83.5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88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8096" calcext:value-type="float">
            <text:p>88.8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194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6307" calcext:value-type="float">
            <text:p>87.6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00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14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8.4778" calcext:value-type="float">
            <text:p>98.4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59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268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74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0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289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: 295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2.6088" calcext:value-type="float">
            <text:p>82.6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02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: 309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9.6517" calcext:value-type="float">
            <text:p>79.6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15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8212" calcext:value-type="float">
            <text:p>93.8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1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6.1892" calcext:value-type="float">
            <text:p>86.1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: 329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0.6461" calcext:value-type="float">
            <text:p>80.6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78788" calcext:value-type="float">
            <text:p>0.87878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9" meta:object-count="0"/>
    <meta:generator>LibreOffice/4.2.8.2$Linux_X86_64 LibreOffice_project/420m0$Build-2</meta:generator>
  </office:meta>
</office:document-meta>
</file>